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08eba" officeooo:paragraph-rsid="00108eba" style:font-size-asian="15.75pt" style:font-size-complex="18pt"/>
    </style:style>
    <style:style style:name="P2" style:family="paragraph" style:parent-style-name="Standard">
      <style:paragraph-properties fo:text-align="justify" style:justify-single-word="false"/>
      <style:text-properties fo:font-size="12pt" officeooo:rsid="00108eba" officeooo:paragraph-rsid="00108eba" style:font-size-asian="10.5pt" style:font-size-complex="12pt"/>
    </style:style>
    <style:style style:name="P3" style:family="paragraph" style:parent-style-name="Standard">
      <style:paragraph-properties fo:text-align="justify" style:justify-single-word="false"/>
      <style:text-properties fo:font-size="12pt" officeooo:rsid="00132f8e" officeooo:paragraph-rsid="00132f8e" style:font-size-asian="10.5pt" style:font-size-complex="12pt"/>
    </style:style>
    <style:style style:name="P4" style:family="paragraph" style:parent-style-name="Standard">
      <style:paragraph-properties fo:text-align="justify" style:justify-single-word="false"/>
      <style:text-properties fo:font-size="12pt" officeooo:rsid="001392b6" officeooo:paragraph-rsid="001392b6" style:font-size-asian="10.5pt" style:font-size-complex="12pt"/>
    </style:style>
    <style:style style:name="P5" style:family="paragraph" style:parent-style-name="Standard" style:list-style-name="L1">
      <style:paragraph-properties fo:text-align="justify" style:justify-single-word="false"/>
      <style:text-properties fo:font-size="12pt" officeooo:rsid="001232f6" officeooo:paragraph-rsid="001232f6" style:font-size-asian="10.5pt" style:font-size-complex="12pt"/>
    </style:style>
    <style:style style:name="P6" style:family="paragraph" style:parent-style-name="Standard" style:list-style-name="L1">
      <style:paragraph-properties fo:text-align="justify" style:justify-single-word="false"/>
      <style:text-properties fo:font-size="12pt" officeooo:rsid="00132f8e" officeooo:paragraph-rsid="00132f8e" style:font-size-asian="10.5pt" style:font-size-complex="12pt"/>
    </style:style>
    <style:style style:name="T1" style:family="text">
      <style:text-properties officeooo:rsid="001232f6"/>
    </style:style>
    <style:style style:name="T2" style:family="text">
      <style:text-properties officeooo:rsid="00132f8e"/>
    </style:style>
    <style:style style:name="T3" style:family="text">
      <style:text-properties officeooo:rsid="00173b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 para el juego “Batalla Naval”</text:p>
      <text:p text:style-name="P1"/>
      <text:p text:style-name="P2">Para el desarrollo del juego se <text:span text:style-name="T1">partió</text:span> <text:span text:style-name="T1">de la elección de la cantidad de barcos y el largo para estos ademas de la decisión sobre donde utilizar linked list y como representar eficientemente y de manera cómoda los mapas y los anotadores para cada jugador. En orden de importancia de esto ultimo:</text:span></text:p>
      <text:list xml:id="list1768626298" text:style-name="L1">
        <text:list-item>
          <text:p text:style-name="P5">Para la representación de mapas y anotadores se decidió utilizar arrays de 10x10 ints que siguieran un código de números para la representación pintoresca de este utilizando caracteres como ~ para el agua.</text:p>
        </text:list-item>
        <text:list-item>
          <text:p text:style-name="P5">Para la <text:span text:style-name="T2">utilización</text:span> requerida de linked list -que llamare listas en adelante- en el trabajo se <text:span text:style-name="T2">decidió</text:span> organizar el che<text:span text:style-name="T3">qu</text:span>eo del acierto de los disparos y la <text:span text:style-name="T2">eliminación</text:span> de barcos en torno a las listas. Se genero un array de 10 listas para que representaran una de las dimensiones de<text:span text:style-name="T2">l mapa y, de esta forma, se iría guardando en las listas nodos correspondientes a unidades de barcos(por ej: un barco de 3 tendría 3 nodos asignados), almacenando el valor correspondiente de la segunda coordenada(la que no es cubierta por el array) para identificarla durante el chequeo de acierto y un puntero a int que simboliza un contador de las unidades de barco que sigan vivas para un barco en concreto. De esta forma se podría llevar registro de la porción faltante de los barcos y cantar “hundido” cuando corresponda.</text:span></text:p>
        </text:list-item>
        <text:list-item>
          <text:p text:style-name="P6">Por tercero y ultimo, los barcos se eligieron: “Submarino” con 1 unidad de barco; “Destructor” con 2 unidades de barco; “Crucero” con 3 unidades de barco; y “Acorazado” con 4 unidades de barco. La distribución de cantidades para estos últimos es la siguiente: 1 Submarino, 2 Destructores, 3 Cruceros y 1 Acorazado.</text:p>
        </text:list-item>
      </text:list>
      <text:p text:style-name="P3"/>
      <text:p text:style-name="P4">En el orden de aparición de funciones cabe explicar:</text:p>
      <text:p text:style-name="P4"/>
      <text:p text:style-name="P4">La función init inicia las variables y los mapas.</text:p>
      <text:p text:style-name="P4"/>
      <text:p text:style-name="P4">La función construir maneja el input de barcos ocupandose de todas las cuestiones de almacenamiento anteriormente mencionadas.</text:p>
      <text:p text:style-name="P4"/>
      <text:p text:style-name="P4">La función alrededores che<text:span text:style-name="T3">qu</text:span>ea, para un mapa, los alrededores de una posición para determinar si hay un barco en estos y devolver true en dicho caso.</text:p>
      <text:p text:style-name="P4"/>
      <text:p text:style-name="P4">Las funciones en utilities.c corresponden a funciones triviales de manejo de listas, impresión y manejo de directivas.</text:p>
      <text:p text:style-name="P4"/>
      <text:p text:style-name="P4">La función juego devuelve true mientras el juego deba continuar. Para determinar esto desarrolla lo que seria un turno normal con disparos, avisos y actualizaciones</text:p>
      <text:p text:style-name="P4"/>
      <text:p text:style-name="P4">Finalmente, la función terminar libera las listas y los nodos dentro de es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22:43:27.051484738</meta:creation-date>
    <dc:date>2018-06-20T20:45:39.840125616</dc:date>
    <meta:editing-duration>PT5H46M</meta:editing-duration>
    <meta:editing-cycles>4</meta:editing-cycles>
    <meta:generator>LibreOffice/6.0.3.2$Linux_X86_64 LibreOffice_project/00m0$Build-2</meta:generator>
    <meta:document-statistic meta:table-count="0" meta:image-count="0" meta:object-count="0" meta:page-count="1" meta:paragraph-count="12" meta:word-count="401" meta:character-count="2403" meta:non-whitespace-character-count="2017"/>
  </office:meta>
</office:document-meta>
</file>